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Kalapi" svg:font-family="Kalapi" style:font-pitch="variable"/>
    <style:font-face style:name="LKLUG" svg:font-family="LKLUG" style:font-pitch="variable"/>
    <style:font-face style:name="aakar" svg:font-family="aakar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597f1" officeooo:paragraph-rsid="001597f1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597f1" officeooo:paragraph-rsid="001597f1" style:font-size-asian="15.75pt" style:font-weight-asian="bold" style:font-size-complex="18pt" style:font-weight-complex="bold"/>
    </style:style>
    <style:style style:name="P3" style:family="paragraph" style:parent-style-name="Standard">
      <style:text-properties style:font-name="Bitstream Charter" fo:font-size="18pt" fo:font-weight="bold" officeooo:rsid="001597f1" officeooo:paragraph-rsid="001597f1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597f1" officeooo:paragraph-rsid="001597f1" style:font-size-asian="24pt" style:font-weight-asian="bold" style:font-size-complex="2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KLUG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Chanda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aakar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Kalapi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Bitstream Charter"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áquinas Agrícolas</text:p>
      <text:p text:style-name="P1"/>
      <text:p text:style-name="P2"><text:s/><text:span text:style-name="T11"><text:s/>As máquinas agrícolas nos dias atuais, são a ferramenta mais importante para <text:s/>o cultivo, colheita, para todas os processos necessários na lavoura.</text:span></text:p>
      <text:p text:style-name="P3"><text:span text:style-name="T5"><text:s text:c="2"/>As máquinas estão evoluindo muito na área tecnológica, <text:s/>no conforto para o operador, em motorização e etc. Existem uma variedade de marcas e fabricantes de tratores no mundo. No Brasil as marcas que lideram o ranking de marcas mais vendidas temos o grupo</text:span><text:span text:style-name="T2"> AGCO, </text:span><text:span text:style-name="T5">por meio das marcas </text:span><text:span text:style-name="T2">Massey Ferguson e Valtra,</text:span><text:span text:style-name="T5"> cujo as vendas somaram 9,553 mil unidad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Kalapi" svg:font-family="Kalapi" style:font-pitch="variable"/>
    <style:font-face style:name="LKLUG" svg:font-family="LKLUG" style:font-pitch="variable"/>
    <style:font-face style:name="aakar" svg:font-family="aakar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9T10:53:19.502462702</meta:creation-date>
    <dc:date>2023-10-19T11:02:13.691728499</dc:date>
    <meta:editing-duration>PT8M54S</meta:editing-duration>
    <meta:editing-cycles>1</meta:editing-cycles>
    <meta:document-statistic meta:table-count="0" meta:image-count="0" meta:object-count="0" meta:page-count="1" meta:paragraph-count="3" meta:word-count="83" meta:character-count="517" meta:non-whitespace-character-count="431"/>
    <meta:generator>LibreOffice/5.1.6.2$Linux_X86_64 LibreOffice_project/10m0$Build-2</meta:generator>
  </office:meta>
</office:document-meta>
</file>